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family-generic="roman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7fb69" officeooo:paragraph-rsid="0007fb69"/>
    </style:style>
    <style:style style:name="P2" style:family="paragraph" style:parent-style-name="Standard">
      <style:paragraph-properties fo:text-align="center" style:justify-single-word="false"/>
      <style:text-properties officeooo:rsid="0007fb69" officeooo:paragraph-rsid="0007fb69"/>
    </style:style>
    <style:style style:name="P3" style:family="paragraph" style:parent-style-name="Standard">
      <style:paragraph-properties fo:text-align="start" style:justify-single-word="false"/>
      <style:text-properties officeooo:rsid="0007fb69" officeooo:paragraph-rsid="0007fb69"/>
    </style:style>
    <style:style style:name="P4" style:family="paragraph" style:parent-style-name="Standard">
      <style:text-properties officeooo:paragraph-rsid="0007fb69"/>
    </style:style>
    <style:style style:name="P5" style:family="paragraph" style:parent-style-name="Standard">
      <style:text-properties officeooo:rsid="00088ccf" officeooo:paragraph-rsid="00088ccf"/>
    </style:style>
    <style:style style:name="P6" style:family="paragraph" style:parent-style-name="Standard">
      <style:text-properties fo:font-size="12pt" officeooo:rsid="000b1fd7" officeooo:paragraph-rsid="000b1fd7" style:font-size-asian="12pt" style:font-size-complex="12pt"/>
    </style:style>
    <style:style style:name="P7" style:family="paragraph" style:parent-style-name="Standard">
      <style:text-properties fo:font-size="12pt" officeooo:rsid="000cab18" officeooo:paragraph-rsid="000cab18" style:font-size-asian="12pt" style:font-size-complex="12pt"/>
    </style:style>
    <style:style style:name="P8" style:family="paragraph" style:parent-style-name="Standard">
      <style:text-properties fo:font-size="12pt" officeooo:rsid="000d8008" officeooo:paragraph-rsid="000d8008" style:font-size-asian="12pt" style:font-size-complex="12pt"/>
    </style:style>
    <style:style style:name="P9" style:family="paragraph" style:parent-style-name="Standard">
      <style:text-properties fo:font-size="12pt" officeooo:rsid="000e19a5" officeooo:paragraph-rsid="000e19a5" style:font-size-asian="12pt" style:font-size-complex="12pt"/>
    </style:style>
    <style:style style:name="P10" style:family="paragraph" style:parent-style-name="Standard">
      <style:text-properties fo:font-size="12pt" officeooo:rsid="0012a473" officeooo:paragraph-rsid="0012a473" style:font-size-asian="12pt" style:font-size-complex="12pt"/>
    </style:style>
    <style:style style:name="P11" style:family="paragraph" style:parent-style-name="Standard">
      <style:text-properties fo:color="#000000" loext:opacity="100%" style:font-name="Calibri" fo:font-size="12pt" fo:language="fr" fo:country="FR" fo:font-weight="normal" officeooo:rsid="0007fb69" officeooo:paragraph-rsid="0007fb69" style:letter-kerning="true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text-properties officeooo:rsid="0007fb69" officeooo:paragraph-rsid="0007fb69"/>
    </style:style>
    <style:style style:name="P13" style:family="paragraph" style:parent-style-name="Standard" style:list-style-name="L2">
      <style:text-properties officeooo:rsid="0007fb69" officeooo:paragraph-rsid="0007fb69"/>
    </style:style>
    <style:style style:name="P14" style:family="paragraph" style:parent-style-name="Standard" style:list-style-name="L2">
      <style:text-properties officeooo:paragraph-rsid="0007fb69"/>
    </style:style>
    <style:style style:name="P15" style:family="paragraph" style:parent-style-name="Standard" style:list-style-name="L2">
      <style:text-properties fo:color="#000000" loext:opacity="100%" style:font-name="Calibri" fo:font-size="10pt" fo:language="fr" fo:country="FR" fo:font-weight="normal" officeooo:rsid="0007fb69" officeooo:paragraph-rsid="0007fb69" style:letter-kerning="true" style:font-size-asian="10pt" style:font-weight-asian="normal" style:font-size-complex="10pt" style:font-weight-complex="normal"/>
    </style:style>
    <style:style style:name="P16" style:family="paragraph" style:parent-style-name="Standard" style:list-style-name="L2">
      <style:text-properties fo:color="#000000" loext:opacity="100%" style:font-name="Calibri" fo:font-size="10pt" fo:language="fr" fo:country="FR" fo:font-weight="normal" officeooo:rsid="0009d89c" officeooo:paragraph-rsid="000a169d" style:letter-kerning="true" style:font-size-asian="10pt" style:font-weight-asian="normal" style:font-size-complex="10pt" style:font-weight-complex="normal"/>
    </style:style>
    <style:style style:name="P17" style:family="paragraph" style:parent-style-name="Standard" style:list-style-name="L2">
      <style:text-properties fo:color="#000000" loext:opacity="100%" style:font-name="Calibri" fo:font-size="12pt" fo:language="fr" fo:country="FR" fo:font-weight="normal" officeooo:rsid="0007fb69" officeooo:paragraph-rsid="0007fb69" style:letter-kerning="true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text-properties fo:font-size="10pt" officeooo:rsid="0007fb69" officeooo:paragraph-rsid="0007fb69" style:font-size-asian="10pt" style:font-size-complex="10pt"/>
    </style:style>
    <style:style style:name="P19" style:family="paragraph" style:parent-style-name="Standard" style:list-style-name="L2">
      <style:text-properties fo:font-size="10pt" officeooo:rsid="0009d89c" officeooo:paragraph-rsid="000a169d" style:font-size-asian="10pt" style:font-size-complex="10pt"/>
    </style:style>
    <style:style style:name="P20" style:family="paragraph" style:parent-style-name="Standard" style:list-style-name="L3">
      <style:text-properties fo:font-size="10pt" officeooo:rsid="00088ccf" officeooo:paragraph-rsid="00088ccf" style:font-size-asian="10pt" style:font-size-complex="10pt"/>
    </style:style>
    <style:style style:name="P21" style:family="paragraph" style:parent-style-name="Standard" style:list-style-name="L3">
      <style:text-properties officeooo:rsid="00088ccf" officeooo:paragraph-rsid="00088ccf"/>
    </style:style>
    <style:style style:name="P22" style:family="paragraph" style:parent-style-name="Standard" style:list-style-name="L3">
      <style:text-properties officeooo:rsid="0009d89c" officeooo:paragraph-rsid="0009d89c"/>
    </style:style>
    <style:style style:name="P23" style:family="paragraph" style:parent-style-name="Standard" style:list-style-name="L4">
      <style:text-properties fo:font-size="12pt" officeooo:rsid="000cab18" officeooo:paragraph-rsid="000cab18" style:font-size-asian="12pt" style:font-size-complex="12pt"/>
    </style:style>
    <style:style style:name="P24" style:family="paragraph" style:parent-style-name="Standard" style:list-style-name="L5">
      <style:text-properties fo:font-size="12pt" officeooo:rsid="000d8008" officeooo:paragraph-rsid="000d8008" style:font-size-asian="12pt" style:font-size-complex="12pt"/>
    </style:style>
    <style:style style:name="P25" style:family="paragraph" style:parent-style-name="Standard">
      <style:text-properties fo:font-size="12pt" officeooo:rsid="000b1fd7" officeooo:paragraph-rsid="000b1fd7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fo:font-size="12pt" officeooo:rsid="000b1fd7" officeooo:paragraph-rsid="000b1fd7" style:font-size-asian="12pt" style:font-size-complex="12pt"/>
    </style:style>
    <style:style style:name="P27" style:family="paragraph" style:parent-style-name="Table_20_Contents" style:list-style-name="L2">
      <style:paragraph-properties fo:text-align="center" style:justify-single-word="false" fo:orphans="0" fo:widows="0"/>
      <style:text-properties fo:color="#000000" loext:opacity="100%" style:font-name="Montserrat" fo:font-size="10pt" fo:language="fr" fo:country="FR" fo:font-style="italic" fo:font-weight="normal" officeooo:paragraph-rsid="0007fb69" style:letter-kerning="true" style:font-size-asian="10pt" style:font-style-asian="italic" style:font-weight-asian="normal" style:font-size-complex="10pt" style:font-style-complex="italic" style:font-weight-complex="normal"/>
    </style:style>
    <style:style style:name="P28" style:family="paragraph" style:parent-style-name="Table_20_Contents" style:list-style-name="L2">
      <style:paragraph-properties fo:text-align="center" style:justify-single-word="false" fo:orphans="0" fo:widows="0"/>
      <style:text-properties fo:font-size="10pt" officeooo:paragraph-rsid="0007fb69" style:font-size-asian="10pt" style:font-size-complex="10pt"/>
    </style:style>
    <style:style style:name="T1" style:family="text">
      <style:text-properties officeooo:rsid="0007fb6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loext:opacity="100%" officeooo:rsid="0007fb69"/>
    </style:style>
    <style:style style:name="T4" style:family="text">
      <style:text-properties fo:color="#000000" loext:opacity="100%" style:font-name="Calibri" fo:font-size="12pt" fo:language="fr" fo:country="FR" fo:font-weight="normal" style:letter-kerning="true" style:font-size-asian="12pt" style:font-weight-asian="normal" style:font-size-complex="12pt" style:font-weight-complex="normal"/>
    </style:style>
    <style:style style:name="T5" style:family="text">
      <style:text-properties fo:color="#000000" loext:opacity="100%" style:font-name="Calibri" fo:font-size="12pt" fo:language="fr" fo:country="FR" fo:font-weight="normal" officeooo:rsid="0007fb69" style:letter-kerning="true" style:font-size-asian="12pt" style:font-weight-asian="normal" style:font-size-complex="12pt" style:font-weight-complex="normal"/>
    </style:style>
    <style:style style:name="T6" style:family="text">
      <style:text-properties fo:color="#000000" loext:opacity="100%" style:font-name="Calibri" fo:language="fr" fo:country="FR" fo:font-weight="normal" style:letter-kerning="true" style:font-weight-asian="normal" style:font-weight-complex="normal"/>
    </style:style>
    <style:style style:name="T7" style:family="text">
      <style:text-properties fo:color="#000000" loext:opacity="100%" style:font-name="Calibri" fo:language="fr" fo:country="FR" fo:font-weight="normal" officeooo:rsid="000a169d" style:letter-kerning="true" style:font-weight-asian="normal" style:font-weight-complex="normal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officeooo:rsid="000a169d" style:font-size-asian="10pt" style:font-size-complex="10pt"/>
    </style:style>
    <style:style style:name="T10" style:family="text">
      <style:text-properties officeooo:rsid="000a169d"/>
    </style:style>
    <style:style style:name="T11" style:family="text">
      <style:text-properties officeooo:rsid="000cab18"/>
    </style:style>
    <style:style style:name="T12" style:family="text">
      <style:text-properties officeooo:rsid="0012a47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Note de soutenance</text:span> </text:p>
      <text:p text:style-name="P2"/>
      <text:p text:style-name="P3"/>
      <text:p text:style-name="P1"/>
      <text:p text:style-name="P1">Slide 2 : Sommaire </text:p>
      <text:p text:style-name="P1"/>
      <text:list text:style-name="L1">
        <text:list-item>
          <text:p text:style-name="P12">Annonce du sommaire</text:p>
        </text:list-item>
      </text:list>
      <text:p text:style-name="P1"/>
      <text:p text:style-name="P4"><text:span text:style-name="T1">Slide 3 :</text:span><text:span text:style-name="T3"> </text:span><text:span text:style-name="T4">Le fonctionnement de Menu Maker</text:span></text:p>
      <text:p text:style-name="P4"/>
      <text:p text:style-name="P11">explication en 2 minutes les différences front-back-bdd + API tiers.</text:p>
      <text:p text:style-name="P1"/>
      <text:p text:style-name="P4"><text:span text:style-name="T4">Slide </text:span><text:span text:style-name="T5">4 : Expliquer les choix en matière de programmation : </text:span></text:p>
      <text:p text:style-name="P4"/>
      <text:list text:style-name="L2">
        <text:list-item>
          <text:p text:style-name="P14"><text:span text:style-name="T5">React.js </text:span><text:span text:style-name="T4"> </text:span></text:p>
          <text:p text:style-name="P14"/>
          <text:list>
            <text:list-header>
              <text:p text:style-name="P15">Rapidité + largement utilisé + a une grosse communauté</text:p>
              <text:p text:style-name="P18"/>
            </text:list-header>
          </text:list>
        </text:list-item>
        <text:list-item>
          <text:p text:style-name="P17">Node.js</text:p>
          <text:p text:style-name="P13"/>
          <text:p text:style-name="P27">Utilisation du langage Javascript ce qui permettra de le front-end et back-end avec un seul langage. </text:p>
          <text:p text:style-name="P27">Rapidité d’exécution des appels vers le serveur, cela favorise la rapidité des réponses de la base de données.</text:p>
          <text:p text:style-name="P28"/>
        </text:list-item>
        <text:list-item>
          <text:p text:style-name="P17">My SQL</text:p>
          <text:p text:style-name="P13"/>
          <text:list>
            <text:list-header>
              <text:p text:style-name="P16">Gratuit et open source</text:p>
              <text:p text:style-name="P19"><text:span text:style-name="T7">P</text:span><text:span text:style-name="T6">eut gérer de grands quantités de données</text:span></text:p>
              <text:p text:style-name="P19"><text:span text:style-name="T7">O</text:span><text:span text:style-name="T6">n peut facilement récupérer nos données même après sinistre (cela minimise les temps d’arrêts).</text:span></text:p>
            </text:list-header>
          </text:list>
        </text:list-item>
      </text:list>
      <text:p text:style-name="P1"/>
      <text:p text:style-name="P1"/>
      <text:p text:style-name="P5">Slide 5 :</text:p>
      <text:p text:style-name="P5"/>
      <text:list text:style-name="L3">
        <text:list-item>
          <text:p text:style-name="P20">Tout comme convenu dans les spécifications fonctionnelles</text:p>
          <text:p text:style-name="P21"/>
        </text:list-item>
        <text:list-item>
          <text:p text:style-name="P22"><text:span text:style-name="T8">Choix d’hébergement : OVH Cloud : </text:span><text:span text:style-name="T9">C’est français / parmi les moins chers du marché / service support disponible 24h/24 et 7j/7</text:span></text:p>
          <text:p text:style-name="P22"/>
        </text:list-item>
      </text:list>
      <text:p text:style-name="P6"><text:span text:style-name="T10">S</text:span>lide 6 :</text:p>
      <text:p text:style-name="P6"/>
      <text:p text:style-name="P6"><text:tab/><text:tab/>Pour notre veille technologique, nous avons un système en deux temps : </text:p>
      <text:p text:style-name="P6">Wakelet pour la base </text:p>
      <text:p text:style-name="P6"/>
      <text:p text:style-name="P26">MAIS</text:p>
      <text:p text:style-name="P26"/>
      <text:p text:style-name="P6">Wakelet n’a pas d’actualité en continu <text:span text:style-name="T11">depuis les autres sites</text:span>, donc en renfort nous utilisons Feedly pour ça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Slide 7 on passe rapidement à la slide 8 =&gt; </text:p>
      <text:p text:style-name="P7"/>
      <text:list text:style-name="L4">
        <text:list-item>
          <text:p text:style-name="P23">Découpage des tâches </text:p>
          <text:p text:style-name="P23"/>
        </text:list-item>
        <text:list-item>
          <text:p text:style-name="P23">Nous utilisons la méthode agile dont voici un schéma =&gt; nous pouvons vous tenir informé toutes les semaines des avancements + nous pouvons valider avec vous les avancées de manière progressive.</text:p>
        </text:list-item>
      </text:list>
      <text:p text:style-name="P7"/>
      <text:p text:style-name="P7"/>
      <text:p text:style-name="P8">Slide 9 : La gestion interne de nos projets</text:p>
      <text:p text:style-name="P8"/>
      <text:list text:style-name="L5">
        <text:list-item>
          <text:p text:style-name="P24">On commence avec les spécifications fonctionnelles, elle sont vus en amont avec le client.</text:p>
          <text:p text:style-name="P24"/>
        </text:list-item>
        <text:list-item>
          <text:p text:style-name="P24">On converti les spécifications fonctionnelles en tâches (ajout succès, contraintes).</text:p>
          <text:p text:style-name="P24"/>
        </text:list-item>
        <text:list-item>
          <text:p text:style-name="P24">Avant de tout les transformer en ticket pour nos équipes de développeurs, elles sont réparties, on ajoute une notion de temps et de complexité de chaque ticket.</text:p>
        </text:list-item>
      </text:list>
      <text:p text:style-name="P8"/>
      <text:p text:style-name="P8">Slide 10 : présentation rapide de Trello</text:p>
      <text:p text:style-name="P8"/>
      <text:p text:style-name="P8">Lire les avantages et c’est tout.</text:p>
      <text:p text:style-name="P8"/>
      <text:p text:style-name="P9">Slide 11 : Aperçu interface de Trello</text:p>
      <text:p text:style-name="P9"/>
      <text:p text:style-name="P9">Application du Kanban</text:p>
      <text:p text:style-name="P9">Ici on voit mal les tâches, donc on va zoomer MAIS elles sont toutes là.</text:p>
      <text:p text:style-name="P9"/>
      <text:p text:style-name="P9">Slide 12 : <text:span text:style-name="T12">Voici l’ensemble des taches qui vont permettre la réalisation de manu maker. </text:span></text:p>
      <text:p text:style-name="P10">Tout y est : code couleur : orange =&gt; front-end // vert =&gt; back-end // rouge =&gt; P1 // violet =&gt; P2</text:p>
      <text:p text:style-name="P10">Tout est dans le backlog car encore à faire.</text:p>
      <text:p text:style-name="P10"/>
      <text:p text:style-name="P10">Slide 13 : Diagramme de Gantt </text:p>
      <text:p text:style-name="P10"/>
      <text:p text:style-name="P10">durée du projet : 3 semaines environ + 2 développeurs front et un développeur back. Bien entendu, ceci n’est que prévisionnel. On est en agile et les développeurs et l’équipe a son mot à dire. </text:p>
      <text:p text:style-name="P10"/>
      <text:p text:style-name="P10">Slide 14 : Merci à vous d’avoir regardé ma présentation.</text:p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family-generic="roman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0T21:17:33.954000000</meta:creation-date>
    <dc:date>2023-05-14T19:17:53.548000000</dc:date>
    <meta:editing-duration>PT9H25M39S</meta:editing-duration>
    <meta:editing-cycles>11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42" meta:word-count="432" meta:character-count="2449" meta:non-whitespace-character-count="2055"/>
  </office:meta>
</office:document-meta>
</file>